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6c737e" draw:marker-start="" draw:fill="solid" draw:fill-color="#343e48" draw:opacity="100%" draw:textarea-horizontal-align="justify" draw:textarea-vertical-align="middle" draw:auto-grow-height="false" fo:min-height="12.45cm" fo:min-width="11.3cm" draw:shadow="visible" draw:shadow-offset-x="0.071cm" draw:shadow-offset-y="0.071cm" draw:shadow-color="#666666"/>
    </style:style>
    <style:style style:name="gr2" style:family="graphic" style:parent-style-name="standard">
      <style:graphic-properties draw:stroke="none" svg:stroke-color="#6c737e" draw:marker-start="" draw:fill="solid" draw:fill-color="#7d868d" draw:opacity="100%" draw:textarea-horizontal-align="justify" draw:textarea-vertical-align="middle" draw:auto-grow-height="false" fo:min-height="8.65cm" fo:min-width="10.6cm" draw:shadow="visible" draw:shadow-offset-x="0.071cm" draw:shadow-offset-y="0.071cm" draw:shadow-color="#666666"/>
    </style:style>
    <style:style style:name="gr3" style:family="graphic" style:parent-style-name="standard">
      <style:graphic-properties draw:stroke="none" svg:stroke-color="#6c737e" draw:marker-start="" draw:fill="solid" draw:fill-color="#7d868d" draw:opacity="100%" draw:textarea-horizontal-align="justify" draw:textarea-vertical-align="middle" draw:auto-grow-height="false" fo:min-height="0.65cm" fo:min-width="10.6cm" draw:shadow="visible" draw:shadow-offset-x="0.071cm" draw:shadow-offset-y="0.071cm" draw:shadow-color="#666666"/>
    </style:style>
    <style:style style:name="gr4" style:family="graphic" style:parent-style-name="standard">
      <style:graphic-properties draw:stroke="none" svg:stroke-color="#6c737e" draw:marker-start="" draw:fill="solid" draw:fill-color="#66819a" draw:opacity="100%" draw:textarea-horizontal-align="justify" draw:textarea-vertical-align="middle" draw:auto-grow-height="false" fo:min-height="4.3cm" fo:min-width="4.1cm" draw:shadow="visible" draw:shadow-offset-x="0.071cm" draw:shadow-offset-y="0.071cm" draw:shadow-color="#666666"/>
    </style:style>
    <style:style style:name="gr5" style:family="graphic" style:parent-style-name="standard">
      <style:graphic-properties draw:stroke="none" svg:stroke-color="#6c737e" draw:marker-start="" draw:fill="solid" draw:fill-color="#66819a" draw:opacity="100%" draw:textarea-horizontal-align="justify" draw:textarea-vertical-align="middle" draw:auto-grow-height="false" fo:min-height="7.35cm" fo:min-width="3.8cm" draw:shadow="visible" draw:shadow-offset-x="0.071cm" draw:shadow-offset-y="0.071cm" draw:shadow-color="#666666"/>
      <style:paragraph-properties style:writing-mode="lr-tb"/>
    </style:style>
    <style:style style:name="gr6" style:family="graphic" style:parent-style-name="standard">
      <style:graphic-properties draw:stroke="none" svg:stroke-color="#6c737e" draw:marker-start="" draw:fill="solid" draw:fill-color="#829eb7" draw:opacity="100%" draw:textarea-horizontal-align="justify" draw:textarea-vertical-align="middle" draw:auto-grow-height="false" fo:min-height="2.4cm" fo:min-width="3.3cm" draw:shadow="visible" draw:shadow-offset-x="0.071cm" draw:shadow-offset-y="0.071cm" draw:shadow-color="#666666"/>
    </style:style>
    <style:style style:name="gr7" style:family="graphic" style:parent-style-name="standard">
      <style:graphic-properties draw:stroke="none" svg:stroke-color="#6c737e" draw:marker-start="" draw:fill="solid" draw:fill-color="#66819a" draw:opacity="100%" draw:textarea-horizontal-align="justify" draw:textarea-vertical-align="middle" draw:auto-grow-height="false" fo:min-height="1.786cm" fo:min-width="10cm" draw:shadow="visible" draw:shadow-offset-x="0.071cm" draw:shadow-offset-y="0.071cm" draw:shadow-color="#666666"/>
    </style:style>
    <style:style style:name="gr8" style:family="graphic" style:parent-style-name="standard">
      <style:graphic-properties draw:stroke="none" svg:stroke-color="#6c737e" draw:marker-start="" draw:fill="solid" draw:fill-color="#829eb7" draw:opacity="100%" draw:textarea-horizontal-align="justify" draw:textarea-vertical-align="middle" draw:auto-grow-height="false" fo:min-height="1.19cm" fo:min-width="3.3cm" draw:shadow="visible" draw:shadow-offset-x="0.071cm" draw:shadow-offset-y="0.071cm" draw:shadow-color="#666666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3.681cm" draw:shadow="visible" draw:shadow-offset-x="0.035cm" draw:shadow-offset-y="0.035cm" draw:shadow-color="#1c1c1c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6.215cm" draw:shadow="hidden" draw:shadow-offset-x="0.035cm" draw:shadow-offset-y="0.035cm" draw:shadow-color="#1c1c1c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2.615cm" draw:shadow="hidden" draw:shadow-offset-x="0.035cm" draw:shadow-offset-y="0.035cm" draw:shadow-color="#1c1c1c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3.203cm" draw:shadow="hidden" draw:shadow-offset-x="0.035cm" draw:shadow-offset-y="0.035cm" draw:shadow-color="#1c1c1c"/>
      <style:paragraph-properties style:writing-mode="lr-tb"/>
    </style:style>
    <style:style style:name="gr13" style:family="graphic" style:parent-style-name="standard">
      <style:graphic-properties draw:stroke="none" svg:stroke-color="#6c737e" draw:marker-start="" draw:fill="solid" draw:fill-color="#829eb7" draw:opacity="100%" draw:textarea-horizontal-align="justify" draw:textarea-vertical-align="middle" draw:auto-grow-height="false" fo:min-height="1.25cm" fo:min-width="3.5cm" draw:shadow="visible" draw:shadow-offset-x="0.071cm" draw:shadow-offset-y="0.071cm" draw:shadow-color="#666666"/>
    </style:style>
    <style:style style:name="gr14" style:family="graphic" style:parent-style-name="standard">
      <style:graphic-properties draw:stroke="none" svg:stroke-color="#6c737e" draw:marker-start="" draw:fill="solid" draw:fill-color="#829eb7" draw:opacity="100%" draw:textarea-horizontal-align="justify" draw:textarea-vertical-align="middle" draw:auto-grow-height="false" fo:min-height="1.35cm" fo:min-width="3.5cm" draw:shadow="visible" draw:shadow-offset-x="0.071cm" draw:shadow-offset-y="0.071cm" draw:shadow-color="#666666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2.827cm" draw:shadow="hidden" draw:shadow-offset-x="0.035cm" draw:shadow-offset-y="0.035cm" draw:shadow-color="#333333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3.5cm" draw:shadow="hidden" draw:shadow-offset-x="0.035cm" draw:shadow-offset-y="0.035cm" draw:shadow-color="#333333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3.055cm" draw:shadow="hidden" draw:shadow-offset-x="0.035cm" draw:shadow-offset-y="0.035cm" draw:shadow-color="#1c1c1c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3.839cm" draw:shadow="hidden" draw:shadow-offset-x="0.035cm" draw:shadow-offset-y="0.035cm" draw:shadow-color="#1c1c1c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3.538cm" draw:shadow="hidden" draw:shadow-offset-x="0.035cm" draw:shadow-offset-y="0.035cm" draw:shadow-color="#333333"/>
      <style:paragraph-properties style:writing-mode="lr-tb"/>
    </style:style>
    <style:style style:name="gr20" style:family="graphic" style:parent-style-name="standard">
      <style:graphic-properties draw:stroke="none" svg:stroke-color="#6c737e" draw:marker-start="" draw:fill="solid" draw:fill-color="#829eb7" draw:opacity="100%" draw:textarea-horizontal-align="justify" draw:textarea-vertical-align="middle" draw:auto-grow-height="false" fo:min-height="1.186cm" fo:min-width="3.4cm" draw:shadow="visible" draw:shadow-offset-x="0.071cm" draw:shadow-offset-y="0.071cm" draw:shadow-color="#666666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2.567cm" draw:shadow="hidden" draw:shadow-offset-x="0.035cm" draw:shadow-offset-y="0.035cm" draw:shadow-color="#333333"/>
      <style:paragraph-properties style:writing-mode="lr-tb"/>
    </style:style>
    <style:style style:name="gr22" style:family="graphic" style:parent-style-name="standard">
      <style:graphic-properties draw:stroke="none" svg:stroke-color="#6c737e" draw:marker-start="" draw:fill="solid" draw:fill-color="#343e48" draw:opacity="100%" draw:textarea-horizontal-align="justify" draw:textarea-vertical-align="middle" draw:auto-grow-height="false" fo:min-height="8.85cm" fo:min-width="8.164cm" draw:shadow="visible" draw:shadow-offset-x="0.071cm" draw:shadow-offset-y="0.071cm" draw:shadow-color="#666666"/>
    </style:style>
    <style:style style:name="gr23" style:family="graphic" style:parent-style-name="standard">
      <style:graphic-properties draw:stroke="none" svg:stroke-color="#6c737e" draw:marker-start="" draw:fill="solid" draw:fill-color="#7d868d" draw:opacity="100%" draw:textarea-horizontal-align="justify" draw:textarea-vertical-align="middle" draw:auto-grow-height="false" fo:min-height="3.314cm" fo:min-width="7.464cm" draw:shadow="visible" draw:shadow-offset-x="0.071cm" draw:shadow-offset-y="0.071cm" draw:shadow-color="#666666"/>
    </style:style>
    <style:style style:name="gr24" style:family="graphic" style:parent-style-name="standard">
      <style:graphic-properties draw:stroke="none" svg:stroke-color="#6c737e" draw:marker-start="" draw:fill="solid" draw:fill-color="#66819a" draw:opacity="100%" draw:textarea-horizontal-align="justify" draw:textarea-vertical-align="middle" draw:auto-grow-height="false" fo:min-height="1.914cm" fo:min-width="2.964cm" draw:shadow="visible" draw:shadow-offset-x="0.071cm" draw:shadow-offset-y="0.071cm" draw:shadow-color="#666666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6.215cm" draw:shadow="hidden" draw:shadow-offset-x="0.035cm" draw:shadow-offset-y="0.035cm" draw:shadow-color="#1c1c1c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cm" fo:min-width="3.203cm" draw:shadow="hidden" draw:shadow-offset-x="0.035cm" draw:shadow-offset-y="0.035cm" draw:shadow-color="#1c1c1c"/>
      <style:paragraph-properties style:writing-mode="lr-tb"/>
    </style:style>
    <style:style style:name="gr27" style:family="graphic" style:parent-style-name="standard">
      <style:graphic-properties draw:stroke="none" svg:stroke-color="#6c737e" draw:marker-start="" draw:fill="solid" draw:fill-color="#7d868d" draw:opacity="100%" draw:textarea-horizontal-align="justify" draw:textarea-vertical-align="middle" draw:auto-grow-height="false" fo:min-height="3.35cm" fo:min-width="7.46cm" draw:shadow="visible" draw:shadow-offset-x="0.071cm" draw:shadow-offset-y="0.071cm" draw:shadow-color="#666666"/>
    </style:style>
    <style:style style:name="gr28" style:family="graphic" style:parent-style-name="standard">
      <style:graphic-properties draw:stroke="none" svg:stroke-color="#6c737e" draw:marker-start="" draw:fill="solid" draw:fill-color="#66819a" draw:opacity="100%" draw:textarea-horizontal-align="justify" draw:textarea-vertical-align="middle" draw:auto-grow-height="false" fo:min-height="1.91cm" fo:min-width="6.76cm" draw:shadow="visible" draw:shadow-offset-x="0.071cm" draw:shadow-offset-y="0.071cm" draw:shadow-color="#666666"/>
    </style:style>
    <style:style style:name="gr29" style:family="graphic" style:parent-style-name="standard">
      <style:graphic-properties draw:stroke="none" svg:stroke-color="#6c737e" draw:marker-start="" draw:fill="solid" draw:fill-color="#66819a" draw:opacity="100%" draw:textarea-horizontal-align="justify" draw:textarea-vertical-align="middle" draw:auto-grow-height="false" fo:min-height="1.914cm" fo:min-width="2.928cm" draw:shadow="visible" draw:shadow-offset-x="0.071cm" draw:shadow-offset-y="0.071cm" draw:shadow-color="#666666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3.055cm" draw:shadow="hidden" draw:shadow-offset-x="0.035cm" draw:shadow-offset-y="0.035cm" draw:shadow-color="#1c1c1c"/>
      <style:paragraph-properties style:writing-mode="lr-tb"/>
    </style:style>
    <style:style style:name="gr31" style:family="graphic" style:parent-style-name="standard">
      <style:graphic-properties draw:fill-color="#343e48" draw:textarea-horizontal-align="justify" draw:textarea-vertical-align="middle" draw:auto-grow-height="false" fo:min-height="2.154cm" fo:min-width="2.4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58cm" fo:min-width="3.681cm" draw:shadow="visible" draw:shadow-offset-x="0.035cm" draw:shadow-offset-y="0.035cm" draw:shadow-color="#1c1c1c"/>
      <style:paragraph-properties style:writing-mode="lr-tb"/>
    </style:style>
    <style:style style:name="gr33" style:family="graphic" style:parent-style-name="standard">
      <style:graphic-properties draw:stroke="solid" draw:stroke-dash="Dot" svg:stroke-width="0.081cm" svg:stroke-color="#343e48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7d868d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343e48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7d868d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829eb7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66819a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66819a" draw:marker-start="" draw:marker-start-width="0.321cm" draw:marker-end="Small_20_Arrow" draw:marker-end-width="0.321cm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3.681cm" draw:shadow="hidden" draw:shadow-offset-x="0.035cm" draw:shadow-offset-y="0.035cm" draw:shadow-color="#1c1c1c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5cm" fo:min-width="3.681cm" draw:shadow="hidden" draw:shadow-offset-x="0.035cm" draw:shadow-offset-y="0.035cm" draw:shadow-color="#1c1c1c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4cm" fo:min-width="3.681cm" draw:shadow="hidden" draw:shadow-offset-x="0.035cm" draw:shadow-offset-y="0.035cm" draw:shadow-color="#1c1c1c"/>
      <style:paragraph-properties style:writing-mode="lr-tb"/>
    </style:style>
    <style:style style:name="gr43" style:family="graphic" style:parent-style-name="standard">
      <style:graphic-properties svg:stroke-width="0.081cm" svg:stroke-color="#66819a" draw:marker-start="Small_20_Arrow" draw:marker-start-width="0.321cm" draw:marker-end-width="0.321cm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3.681cm" draw:shadow="hidden" draw:shadow-offset-x="0.035cm" draw:shadow-offset-y="0.035cm" draw:shadow-color="#1c1c1c"/>
      <style:paragraph-properties style:writing-mode="lr-tb"/>
    </style:style>
    <style:style style:name="P1" style:family="paragraph">
      <loext:graphic-properties draw:fill="solid" draw:fill-color="#343e48" draw:opacity="100%"/>
      <style:paragraph-properties fo:text-align="center"/>
    </style:style>
    <style:style style:name="P2" style:family="paragraph">
      <loext:graphic-properties draw:fill="solid" draw:fill-color="#7d868d" draw:opacity="100%"/>
      <style:paragraph-properties fo:text-align="center"/>
    </style:style>
    <style:style style:name="P3" style:family="paragraph">
      <loext:graphic-properties draw:fill="solid" draw:fill-color="#66819a" draw:opacity="100%"/>
      <style:paragraph-properties fo:text-align="center"/>
    </style:style>
    <style:style style:name="P4" style:family="paragraph">
      <loext:graphic-properties draw:fill="solid" draw:fill-color="#66819a" draw:opacity="100%"/>
      <style:paragraph-properties fo:text-align="center" style:writing-mode="lr-tb"/>
    </style:style>
    <style:style style:name="P5" style:family="paragraph">
      <loext:graphic-properties draw:fill="solid" draw:fill-color="#829eb7" draw:opacity="10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dee5e7" style:font-name="Lato Medium" fo:font-size="20pt"/>
    </style:style>
    <style:style style:name="P7" style:family="paragraph">
      <loext:graphic-properties draw:fill="none" draw:fill-color="#ffffff"/>
      <style:paragraph-properties style:writing-mode="lr-tb"/>
      <style:text-properties fo:color="#dee5e7" style:font-name="Lato Medium"/>
    </style:style>
    <style:style style:name="P8" style:family="paragraph">
      <loext:graphic-properties draw:fill="none" draw:fill-color="#ffffff"/>
      <style:paragraph-properties style:writing-mode="lr-tb"/>
      <style:text-properties fo:color="#dee5e7" style:font-name="Lato Medium" fo:font-size="16pt"/>
    </style:style>
    <style:style style:name="P9" style:family="paragraph">
      <loext:graphic-properties draw:fill="none" draw:fill-color="#ffffff"/>
      <style:paragraph-properties style:writing-mode="lr-tb"/>
      <style:text-properties fo:color="#dee5e7" style:font-name="Lato Medium" fo:font-size="14pt"/>
    </style:style>
    <style:style style:name="P10" style:family="paragraph">
      <loext:graphic-properties draw:fill-color="#343e48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dee5e7" style:font-name="Lato Medium" fo:font-size="26pt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343e48" style:font-name="Lato Medium" fo:font-size="15pt" style:font-size-asian="15pt" style:font-size-complex="15pt"/>
    </style:style>
    <style:style style:name="P15" style:family="paragraph">
      <loext:graphic-properties draw:fill="none" draw:fill-color="#ffffff"/>
      <style:paragraph-properties style:writing-mode="lr-tb"/>
      <style:text-properties fo:color="#7d868d" style:font-name="Lato Medium" fo:font-size="15pt" style:font-size-asian="15pt" style:font-size-complex="15pt"/>
    </style:style>
    <style:style style:name="P16" style:family="paragraph">
      <loext:graphic-properties draw:fill="none" draw:fill-color="#ffffff"/>
      <style:paragraph-properties style:writing-mode="lr-tb"/>
      <style:text-properties fo:color="#66819a" style:font-name="Lato Medium" fo:font-size="15pt" style:font-size-asian="15pt" style:font-size-complex="15pt"/>
    </style:style>
    <style:style style:name="P17" style:family="paragraph">
      <loext:graphic-properties draw:fill="none" draw:fill-color="#ffffff"/>
      <style:paragraph-properties style:writing-mode="lr-tb"/>
      <style:text-properties fo:color="#829eb7" style:font-name="Lato Medium" fo:font-size="11pt" style:font-size-asian="11pt" style:font-size-complex="11pt"/>
    </style:style>
    <style:style style:name="P18" style:family="paragraph">
      <style:paragraph-properties fo:margin-top="0.1cm" fo:margin-bottom="0cm" fo:text-align="center"/>
    </style:style>
    <style:style style:name="P19" style:family="paragraph">
      <loext:graphic-properties draw:fill="none" draw:fill-color="#ffffff"/>
      <style:paragraph-properties fo:margin-top="0.1cm" fo:margin-bottom="0cm" fo:text-align="center" style:writing-mode="lr-tb"/>
      <style:text-properties fo:color="#66819a" style:font-name="Lato Medium" fo:font-size="15pt" style:font-size-asian="15pt" style:font-size-complex="15pt"/>
    </style:style>
    <style:style style:name="T1" style:family="text">
      <style:text-properties fo:color="#dee5e7" style:font-name="Lato Medium" fo:font-size="20pt"/>
    </style:style>
    <style:style style:name="T2" style:family="text">
      <style:text-properties fo:color="#dee5e7" style:font-name="Lato Medium"/>
    </style:style>
    <style:style style:name="T3" style:family="text">
      <style:text-properties fo:color="#dee5e7" style:font-name="Lato Medium" fo:font-size="16pt"/>
    </style:style>
    <style:style style:name="T4" style:family="text">
      <style:text-properties fo:color="#dee5e7" style:font-name="Lato Medium" fo:font-size="14pt"/>
    </style:style>
    <style:style style:name="T5" style:family="text">
      <style:text-properties fo:color="#dee5e7" style:font-name="Lato Medium" fo:font-size="26pt"/>
    </style:style>
    <style:style style:name="T6" style:family="text">
      <style:text-properties fo:color="#343e48" style:font-name="Lato Medium" fo:font-size="15pt" style:font-size-asian="15pt" style:font-size-complex="15pt"/>
    </style:style>
    <style:style style:name="T7" style:family="text">
      <style:text-properties fo:color="#7d868d" style:font-name="Lato Medium" fo:font-size="15pt" style:font-size-asian="15pt" style:font-size-complex="15pt"/>
    </style:style>
    <style:style style:name="T8" style:family="text">
      <style:text-properties fo:color="#66819a" style:font-name="Lato Medium" fo:font-size="15pt" style:font-size-asian="15pt" style:font-size-complex="15pt"/>
    </style:style>
    <style:style style:name="T9" style:family="text">
      <style:text-properties fo:color="#829eb7" style:font-name="Lato Medium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11.8cm" svg:height="12.7cm" svg:x="2.2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7" draw:id="id7" draw:layer="layout" svg:width="11.1cm" svg:height="8.9cm" svg:x="2.5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11.1cm" svg:height="0.9cm" svg:x="2.5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" draw:id="id10" draw:layer="layout" svg:width="4.6cm" svg:height="4.55cm" svg:x="2.8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4.3cm" svg:height="7.6cm" svg:x="9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12" draw:id="id12" draw:layer="layout" svg:width="3.8cm" svg:height="2.65cm" svg:x="9.3cm" svg:y="9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0.5cm" svg:height="2.036cm" svg:x="2.8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9" draw:id="id9" draw:layer="layout" svg:width="3.8cm" svg:height="1.44cm" svg:x="9.3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3.338cm" svg:height="0.958cm" svg:x="2.3cm" svg:y="6.738cm">
          <draw:text-box>
            <text:p><text:span text:style-name="T1">DeepPen</text:span></text:p>
          </draw:text-box>
        </draw:frame>
        <draw:frame draw:style-name="gr10" draw:text-style-name="P7" draw:layer="layout" svg:width="5.362cm" svg:height="0.886cm" svg:x="2.601cm" svg:y="7.756cm">
          <draw:text-box>
            <text:p><text:span text:style-name="T2">Microcontrolador</text:span></text:p>
          </draw:text-box>
        </draw:frame>
        <draw:frame draw:style-name="gr11" draw:text-style-name="P7" draw:layer="layout" svg:width="2.487cm" svg:height="0.886cm" svg:x="2.601cm" svg:y="18.156cm">
          <draw:text-box>
            <text:p><text:span text:style-name="T2">Batería</text:span></text:p>
          </draw:text-box>
        </draw:frame>
        <draw:frame draw:style-name="gr12" draw:text-style-name="P8" draw:layer="layout" svg:width="2.957cm" svg:height="0.814cm" svg:x="2.801cm" svg:y="8.756cm">
          <draw:text-box>
            <text:p><text:span text:style-name="T3">Interfaces</text:span></text:p>
          </draw:text-box>
        </draw:frame>
        <draw:custom-shape draw:style-name="gr13" draw:text-style-name="P5" draw:layer="layout" svg:width="4cm" svg:height="1.5cm" svg:x="3.083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cm" svg:height="1.6cm" svg:x="3.083cm" svg:y="1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2.657cm" svg:height="0.746cm" svg:x="3.102cm" svg:y="9.774cm">
          <draw:text-box>
            <text:p><text:span text:style-name="T4">Bluetooth</text:span></text:p>
          </draw:text-box>
        </draw:frame>
        <draw:frame draw:style-name="gr16" draw:text-style-name="P9" draw:layer="layout" svg:width="3.194cm" svg:height="0.746cm" svg:x="3.102cm" svg:y="11.474cm">
          <draw:text-box>
            <text:p><text:span text:style-name="T4">Puerto Serie</text:span></text:p>
          </draw:text-box>
        </draw:frame>
        <draw:frame draw:style-name="gr17" draw:text-style-name="P8" draw:layer="layout" svg:width="2.839cm" svg:height="0.814cm" svg:x="9.019cm" svg:y="8.774cm">
          <draw:text-box>
            <text:p><text:span text:style-name="T3">Firmware</text:span></text:p>
          </draw:text-box>
        </draw:frame>
        <draw:frame draw:style-name="gr18" draw:text-style-name="P9" draw:layer="layout" svg:width="3.465cm" svg:height="0.746cm" svg:x="9.32cm" svg:y="9.692cm">
          <draw:text-box>
            <text:p><text:span text:style-name="T4">Red Neuronal</text:span></text:p>
          </draw:text-box>
        </draw:frame>
        <draw:frame draw:style-name="gr19" draw:text-style-name="P9" draw:layer="layout" svg:width="3.224cm" svg:height="0.746cm" svg:x="9.338cm" svg:y="14.61cm">
          <draw:text-box>
            <text:p><text:span text:style-name="T4">Rasterizador</text:span></text:p>
          </draw:text-box>
        </draw:frame>
        <draw:custom-shape draw:style-name="gr20" draw:text-style-name="P5" xml:id="id8" draw:id="id8" draw:layer="layout" svg:width="3.9cm" svg:height="1.436cm" svg:x="3.1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2.449cm" svg:height="0.746cm" svg:x="3.156cm" svg:y="14.728cm">
          <draw:text-box>
            <text:p><text:span text:style-name="T4">Sensores</text:span></text:p>
          </draw:text-box>
        </draw:frame>
        <draw:custom-shape draw:style-name="gr22" draw:text-style-name="P1" draw:layer="layout" svg:width="8.664cm" svg:height="9.1cm" svg:x="18.536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xml:id="id3" draw:id="id3" draw:layer="layout" svg:width="7.964cm" svg:height="3.564cm" svg:x="18.836cm" svg:y="8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3.464cm" svg:height="2.164cm" svg:x="19.136cm" svg:y="9.5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xml:id="id4" draw:id="id4" draw:layer="layout" svg:width="3.338cm" svg:height="0.958cm" svg:x="18.636cm" svg:y="7.474cm">
          <draw:text-box>
            <text:p><text:span text:style-name="T1">PC</text:span></text:p>
          </draw:text-box>
        </draw:frame>
        <draw:frame draw:style-name="gr25" draw:text-style-name="P7" draw:layer="layout" svg:width="6.563cm" svg:height="1.521cm" svg:x="18.937cm" svg:y="8.592cm">
          <draw:text-box>
            <text:p><text:span text:style-name="T2">Interfaz de Usuario</text:span></text:p>
          </draw:text-box>
        </draw:frame>
        <draw:frame draw:style-name="gr26" draw:text-style-name="P8" draw:layer="layout" svg:width="3.263cm" svg:height="1.94cm" svg:x="19.137cm" svg:y="9.492cm">
          <draw:text-box>
            <text:p><text:span text:style-name="T3">Modo letra a letra</text:span></text:p>
          </draw:text-box>
        </draw:frame>
        <draw:custom-shape draw:style-name="gr27" draw:text-style-name="P2" draw:layer="layout" svg:width="7.96cm" svg:height="3.6cm" svg:x="18.84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11" draw:id="id11" draw:layer="layout" svg:width="7.26cm" svg:height="2.16cm" svg:x="19.1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7" draw:layer="layout" svg:width="7.859cm" svg:height="1.521cm" svg:x="18.941cm" svg:y="12.556cm">
          <draw:text-box>
            <text:p><text:span text:style-name="T2">Framework DeepLearning</text:span></text:p>
          </draw:text-box>
        </draw:frame>
        <draw:frame draw:style-name="gr26" draw:text-style-name="P8" draw:layer="layout" svg:width="7.359cm" svg:height="1.94cm" svg:x="19.141cm" svg:y="13.456cm">
          <draw:text-box>
            <text:p><text:span text:style-name="T3">Desarrollo de Red Neuronal</text:span></text:p>
          </draw:text-box>
        </draw:frame>
        <draw:custom-shape draw:style-name="gr29" draw:text-style-name="P3" draw:layer="layout" svg:width="3.428cm" svg:height="2.164cm" svg:x="23.072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8" draw:layer="layout" svg:width="3.027cm" svg:height="1.377cm" svg:x="23.173cm" svg:y="9.528cm">
          <draw:text-box>
            <text:p><text:span text:style-name="T3">Modo pizarra</text:span></text:p>
          </draw:text-box>
        </draw:frame>
        <draw:custom-shape draw:style-name="gr31" draw:text-style-name="P10" xml:id="id1" draw:id="id1" draw:layer="layout" svg:width="4.2cm" svg:height="3.4cm" svg:x="12.8cm" svg:y="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2" draw:layer="layout" svg:width="3.792cm" svg:height="1.508cm" svg:x="13.1cm" svg:y="2cm">
          <draw:text-box>
            <text:p text:style-name="P11"><text:span text:style-name="T5">Usuario</text:span></text:p>
          </draw:text-box>
        </draw:frame>
        <draw:connector draw:style-name="gr33" draw:text-style-name="P11" draw:layer="layout" svg:x1="12.8cm" svg:y1="2.8cm" svg:x2="8.1cm" svg:y2="6.7cm" draw:start-shape="id1" draw:start-glue-point="6" draw:end-shape="id2" draw:end-glue-point="0" svg:d="M12800 2800h-4700v3900" svg:viewBox="0 0 4701 3901">
          <text:p/>
        </draw:connector>
        <draw:connector draw:style-name="gr34" draw:text-style-name="P13" draw:layer="layout" svg:x1="22.818cm" svg:y1="8.536cm" svg:x2="17cm" svg:y2="2.8cm" draw:start-shape="id3" draw:start-glue-point="0" draw:end-shape="id1" draw:end-glue-point="10" svg:d="M22818 8536v-5736h-5818" svg:viewBox="0 0 5819 5737">
          <text:p/>
        </draw:connector>
        <draw:connector draw:style-name="gr35" draw:text-style-name="P11" draw:layer="layout" svg:x1="18.636cm" svg:y1="7.953cm" svg:x2="11.15cm" svg:y2="8.7cm" draw:start-shape="id4" draw:start-glue-point="3" draw:end-shape="id5" draw:end-glue-point="0" svg:d="M18636 7953h-7486v747" svg:viewBox="0 0 7487 748">
          <text:p/>
        </draw:connector>
        <draw:connector draw:style-name="gr36" draw:text-style-name="P11" draw:layer="layout" svg:x1="8.05cm" svg:y1="18.1cm" svg:x2="8.05cm" svg:y2="16.6cm" draw:start-shape="id6" draw:start-glue-point="0" draw:end-shape="id7" draw:end-glue-point="2" svg:d="M8050 18100v-1500" svg:viewBox="0 0 1 1501">
          <text:p/>
        </draw:connector>
        <draw:connector draw:style-name="gr37" draw:text-style-name="P11" draw:layer="layout" svg:x1="7cm" svg:y1="15.318cm" svg:x2="9.3cm" svg:y2="15.32cm" draw:start-shape="id8" draw:start-glue-point="1" draw:end-shape="id9" draw:end-glue-point="3" svg:d="M7000 15318h1186v2h1114" svg:viewBox="0 0 2301 3">
          <text:p/>
        </draw:connector>
        <draw:connector draw:style-name="gr38" draw:text-style-name="P11" draw:layer="layout" draw:line-skew="-0.7cm 11.864cm 0.829cm" svg:x1="2.8cm" svg:y1="10.975cm" svg:x2="26.8cm" svg:y2="10.318cm" draw:start-shape="id10" draw:start-glue-point="3" draw:end-shape="id3" draw:end-glue-point="1" svg:d="M2800 10975h-1200v8925h26600v-9582h-1400" svg:viewBox="0 0 26601 9583">
          <text:p/>
        </draw:connector>
        <draw:connector draw:style-name="gr39" draw:text-style-name="P11" draw:layer="layout" draw:line-skew="1.644cm" svg:x1="19.14cm" svg:y1="14.58cm" svg:x2="13.1cm" svg:y2="10.975cm" draw:start-shape="id11" draw:start-glue-point="3" draw:end-shape="id12" draw:end-glue-point="1" svg:d="M19140 14580h-1340v-3605h-4700" svg:viewBox="0 0 6041 3606">
          <text:p/>
        </draw:connector>
        <draw:connector draw:style-name="gr37" draw:text-style-name="P11" draw:layer="layout" svg:x1="11.2cm" svg:y1="14.6cm" svg:x2="11.2cm" svg:y2="12.3cm" draw:start-shape="id9" draw:start-glue-point="0" draw:end-shape="id12" draw:end-glue-point="2" svg:d="M11200 14600v-2300" svg:viewBox="0 0 1 2301">
          <text:p/>
        </draw:connector>
        <draw:connector draw:style-name="gr37" draw:text-style-name="P11" draw:layer="layout" svg:x1="9.3cm" svg:y1="10.975cm" svg:x2="7.4cm" svg:y2="10.975cm" draw:start-shape="id12" draw:start-glue-point="3" draw:end-shape="id10" draw:end-glue-point="1" svg:d="M9300 10975h-1900" svg:viewBox="0 0 1901 1">
          <text:p/>
        </draw:connector>
        <draw:frame draw:style-name="gr40" draw:text-style-name="P14" draw:layer="layout" svg:width="4.356cm" svg:height="1.665cm" draw:transform="rotate (-1.5707963267949) translate (8.799cm 2.8cm)">
          <draw:text-box>
            <text:p><text:span text:style-name="T6">Interacciona</text:span></text:p>
          </draw:text-box>
        </draw:frame>
        <draw:frame draw:style-name="gr40" draw:text-style-name="P15" draw:layer="layout" svg:width="5.4cm" svg:height="1.665cm" svg:x="17.6cm" svg:y="2.7cm">
          <draw:text-box>
            <text:p><text:span text:style-name="T7">Recibe información</text:span></text:p>
          </draw:text-box>
        </draw:frame>
        <draw:frame draw:style-name="gr41" draw:text-style-name="P14" draw:layer="layout" svg:width="3.356cm" svg:height="1.065cm" svg:x="14.844cm" svg:y="7.235cm">
          <draw:text-box>
            <text:p><text:span text:style-name="T6">Desarrollo</text:span></text:p>
          </draw:text-box>
        </draw:frame>
        <draw:frame draw:style-name="gr40" draw:text-style-name="P15" draw:layer="layout" svg:width="5.4cm" svg:height="1.665cm" svg:x="7.9cm" svg:y="17.2cm">
          <draw:text-box>
            <text:p><text:span text:style-name="T7">Alimenta</text:span></text:p>
          </draw:text-box>
        </draw:frame>
        <draw:frame draw:style-name="gr40" draw:text-style-name="P16" draw:layer="layout" svg:width="5.4cm" svg:height="1.665cm" svg:x="14.4cm" svg:y="10.235cm">
          <draw:text-box>
            <text:p><text:span text:style-name="T8">Trasladada</text:span></text:p>
          </draw:text-box>
        </draw:frame>
        <draw:frame draw:style-name="gr42" draw:text-style-name="P17" draw:layer="layout" svg:width="4.3cm" svg:height="1.364cm" svg:x="6.9cm" svg:y="14.736cm">
          <draw:text-box>
            <text:p><text:span text:style-name="T9">Alimenta</text:span></text:p>
          </draw:text-box>
        </draw:frame>
        <draw:frame draw:style-name="gr42" draw:text-style-name="P17" draw:layer="layout" svg:width="2.168cm" svg:height="1.364cm" draw:transform="rotate (-1.5707963267949) translate (11.864cm 12.632cm)">
          <draw:text-box>
            <text:p><text:span text:style-name="T9">Alimenta</text:span></text:p>
          </draw:text-box>
        </draw:frame>
        <draw:frame draw:style-name="gr42" draw:text-style-name="P17" draw:layer="layout" svg:width="2.168cm" svg:height="1.364cm" svg:x="7.732cm" svg:y="10.436cm">
          <draw:text-box>
            <text:p><text:span text:style-name="T9">Envía</text:span></text:p>
          </draw:text-box>
        </draw:frame>
        <draw:frame draw:style-name="gr40" draw:text-style-name="P16" draw:layer="layout" svg:width="5.4cm" svg:height="1.665cm" svg:x="26.2cm" svg:y="19.2cm">
          <draw:text-box>
            <text:p><text:span text:style-name="T8">Envía</text:span></text:p>
          </draw:text-box>
        </draw:frame>
        <draw:connector draw:style-name="gr43" draw:text-style-name="P11" draw:layer="layout" draw:line-skew="-0.5cm" svg:x1="22.77cm" svg:y1="15.66cm" svg:x2="22.58cm" svg:y2="19.9cm" draw:start-shape="id11" draw:start-glue-point="2" draw:end-shape="id13" svg:d="M22770 15660v4240h-190" svg:viewBox="0 0 191 4241">
          <text:p/>
        </draw:connector>
        <draw:frame draw:style-name="gr44" draw:text-style-name="P19" xml:id="id13" draw:id="id13" draw:layer="layout" svg:width="3.3cm" svg:height="1.841cm" draw:transform="rotate (-1.5707963267949) translate (23.5cm 16.6cm)">
          <draw:text-box>
            <text:p text:style-name="P18"><text:span text:style-name="T8">Alimenta</text:span></text:p>
            <text:p text:style-name="P18"><text:span text:style-name="T8">(Muestra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8:58:39.060743104</meta:creation-date>
    <dc:date>2022-07-02T16:43:33.475985774</dc:date>
    <meta:editing-duration>PT26M25S</meta:editing-duration>
    <meta:editing-cycles>7</meta:editing-cycles>
    <meta:generator>LibreOffice/6.4.7.2$Linux_X86_64 LibreOffice_project/40$Build-2</meta:generator>
    <meta:document-statistic meta:object-count="55"/>
  </office:meta>
</office:document-meta>
</file>